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5-03-04 0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5-02-04 0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5-01-09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4-12-04 0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4-11-07 0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4-10-02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4-09-04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4-08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4-07-01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4-06-03 1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4-05-01 0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4-04-03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4-03-07 0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4-02-05 0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3-12-06 0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3-11-06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3-10-03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3-09-05 0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3-08-02 0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3-07-05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3-04-06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3-01-03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2-10-18 0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2-09-08 0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2-08-03 0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2-07-12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2-06-06 0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2-05-04 0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2-04-11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2-03-07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2-02-02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2-01-06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1-11-23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1-10-19 1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1-07-13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1-04-22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1-01-05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0-10-15 0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0-07-06 0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0-03-31 0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0-03-05 0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0-02-06 0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20-01-08 0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9-12-03 0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9-11-05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9-10-03 1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9-09-05 0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9-08-08 0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9-05-13 0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9-04-04 0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9-02-05 0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8-10-30 0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8-10-0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8-09-05 0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8-08-06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8-07-09 0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8-06-05 0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8-05-02 0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8-04-03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8-03-06 0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8-02-06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8-01-08 0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7-12-04 0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7-11-02 0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7-10-04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7-09-14 0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7-08-02 0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7-07-06 1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7-06-07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7-05-01 0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7-04-05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7-03-06 1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7-02-02 0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7-01-09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6-12-08 1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6-10-31 1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6-10-06 0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6-09-07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6-08-03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6-07-11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6-06-08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6-05-04 1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6-04-06 0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6-03-02 1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6-02-02 1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6-01-04 0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5-12-02 0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5-10-27 0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5-10-01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5-09-01 0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5-08-04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5-07-09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5-06-02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5-05-05 0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5-04-01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5-03-03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5-02-03 0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5-01-07 1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4-12-03 0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4-11-04 0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4-10-06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4-09-02 0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4-08-05 0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4-07-07 1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4-06-04 1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4-05-01 0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4-04-03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4-03-05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4-02-03 1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4-01-09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3-12-05 1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3-11-18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3-10-09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3-09-05 0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3-08-08 1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3-07-15 0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3-06-05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3-05-06 1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3-04-03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3-03-07 1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3-02-05 1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RDGE MNR RMP99X SH-A</text:p>
          </table:table-cell>
          <table:table-cell office:value-type="string" calcext:value-type="string">
            <text:p>2013-01-07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0" meta:object-count="0"/>
    <meta:user-defined meta:name="AppVersion">3.0</meta:user-defined>
  </office:meta>
</office:document-meta>
</file>